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003cm" table:align="left"/>
    </style:style>
    <style:style style:name="Таблица1.A" style:family="table-column">
      <style:table-column-properties style:column-width="5.054cm"/>
    </style:style>
    <style:style style:name="Таблица1.B" style:family="table-column">
      <style:table-column-properties style:column-width="14.949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12.1cm" table:align="left"/>
    </style:style>
    <style:style style:name="Таблица2.A" style:family="table-column">
      <style:table-column-properties style:column-width="5.186cm"/>
    </style:style>
    <style:style style:name="Таблица2.B" style:family="table-column">
      <style:table-column-properties style:column-width="6.914cm"/>
    </style:style>
    <style:style style:name="Таблица2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draw:frame draw:style-name="fr1" draw:name="global-zeroclipboard-html-bridge" text:anchor-type="page" text:anchor-page-number="1" svg:x="0cm" svg:y="-264.557cm" svg:width="0.041cm" draw:z-index="1">
        <draw:text-box fo:min-height="0.041cm">
          <text:p text:style-name="Text_20_body"/>
        </draw:text-box>
      </draw:frame>
      <draw:frame draw:style-name="fr1" draw:name="global-zeroclipboard-html-bridge" text:anchor-type="page" text:anchor-page-number="1" svg:x="0.212cm" svg:y="3.836cm" svg:width="16.748cm" draw:z-index="2">
        <draw:text-box fo:min-height="0.397cm">
          <text:p text:style-name="Text_20_body"/>
        </draw:text-box>
      </draw:frame>
      <text:h text:style-name="Heading_20_1" text:outline-level="1"><text:bookmark text:name="_ref301264139"/><text:bookmark text:name="TI000000115"/>Глава 4. Запуск компонентов системы</text:h>
      <text:h text:style-name="Heading_20_2" text:outline-level="2"><text:bookmark text:name="TI000000223"/><text:bookmark text:name="IssOgl1_4.1_Общая_информация"/>4.1. Общая информация</text:h>
      <text:p text:style-name="Text_20_body">При установке «1С:Предприятия» в меню Пуск ‑ Программы будет создана следующая структура (приводится для ОС Windows 10)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1С Предприятие</text:p>
      <text:p text:style-name="Preformatted_20_Text">1С Предприятие 8 (папка)</text:p>
      <text:p text:style-name="Preformatted_20_Text"><text:s text:c="4"/>1C Предприятие (A.B.C.D)</text:p>
      <text:p text:style-name="Preformatted_20_Text"><text:s text:c="4"/>ReadMe - Дополнительная информация</text:p>
      <text:p text:style-name="Preformatted_20_Text"><text:s text:c="4"/>Регистрация утилиты администрирования серверов (A.B.C.D)</text:p>
      <text:p text:style-name="Preformatted_20_Text"><text:s text:c="4"/>Администрирование серверов 1С Предприятия</text:p>
      <text:p text:style-name="Preformatted_20_Text"><text:s text:c="4"/>Запуск сервера (A.B.C.D)</text:p>
      <text:p text:style-name="Preformatted_20_Text"><text:s text:c="4"/>Установка драйвера защиты</text:p>
      <text:p text:style-name="P3"><text:s text:c="4"/>Удаление драйвера защиты</text:p>
      <text:p text:style-name="Text_20_body">В вышеприведенном списке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Пункты</text:p>
            </table:table-cell>
            <table:table-cell table:style-name="Таблица1.A1" office:value-type="string">
              <text:p text:style-name="P2">Назначение</text:p>
            </table:table-cell>
          </table:table-row>
        </table:table-header-rows>
        <table:table-row>
          <table:table-cell office:value-type="string">
            <text:p text:style-name="P1">Установка драйвера защиты</text:p>
          </table:table-cell>
          <table:table-cell office:value-type="string">
            <text:p text:style-name="P1">Запуск установки драйвера защиты</text:p>
          </table:table-cell>
        </table:table-row>
        <table:table-row>
          <table:table-cell office:value-type="string">
            <text:p text:style-name="P1">Удаление драйвера защиты</text:p>
          </table:table-cell>
          <table:table-cell office:value-type="string">
            <text:p text:style-name="P1">Запуск удаления драйвера защиты</text:p>
          </table:table-cell>
        </table:table-row>
        <table:table-row>
          <table:table-cell office:value-type="string">
            <text:p text:style-name="P1">ReadMe ‑ Дополнительная информация</text:p>
          </table:table-cell>
          <table:table-cell office:value-type="string">
            <text:p text:style-name="P1">Дополнительная информация, не вошедшая в документацию</text:p>
          </table:table-cell>
        </table:table-row>
        <table:table-row>
          <table:table-cell office:value-type="string">
            <text:p text:style-name="P1">Администрирование серверов 1С Предприятия</text:p>
          </table:table-cell>
          <table:table-cell office:value-type="string">
            <text:p text:style-name="P1">Утилита администрирования кластера серверов (если были установлены компоненты доступа к кластеру серверов «1С:Предприятия»)</text:p>
          </table:table-cell>
        </table:table-row>
        <table:table-row>
          <table:table-cell office:value-type="string">
            <text:p text:style-name="P1">Запуск сервера (A.B.C.D)</text:p>
          </table:table-cell>
          <table:table-cell office:value-type="string">
            <text:p text:style-name="P1">Запуск сервера «1С:Предприятия» как сервиса (если при установке сервера был установлен флажок Установить сервер 1С:Предприятия 8 как сервис Windows) или как приложения (если при установке сервера не был установлен флажок Установить сервер 1С:Предприятия 8 как сервис Windows). Остановка сервера в этом случае выполняется как закрытие обычного приложения.</text:p>
          </table:table-cell>
        </table:table-row>
        <table:table-row>
          <table:table-cell office:value-type="string">
            <text:p text:style-name="P1">Регистрация утилиты администрирования серверов (A.B.C.D)</text:p>
          </table:table-cell>
          <table:table-cell office:value-type="string">
            <text:p text:style-name="P1">Выполняет регистрацию утилиты администрирования серверов «1С:Предприятия» (radmin.dll) конкретной версии, после чего можно подключаться к серверам этой версии с помощью утилиты администрирования.</text:p>
          </table:table-cell>
        </table:table-row>
      </table:table>
      <text:p text:style-name="Text_20_body">В данной таблице:</text:p>
      <text:p text:style-name="Text_20_body">● Указание имени какой-либо программы без указания версии означает, что будет использовать программа или файл из той версии, которая была установлена последней в хронологическом порядке.</text:p>
      <text:p text:style-name="Text_20_body">● Указание рядом с именем программы конструкции вида (A.B.C.D) означает, что в меню будет столько строк, сколько версий установлено, при этом A.B.C.D означает полный номер установленной версии. Например, если установлено две версии: 8.3.12.100 и 8.3.12 150, то в меню будет две строки Запуск сервера (8.3.12.100) и Запуск сервера (8.3.12.150).</text:p>
      <text:p text:style-name="Text_20_body">● Если установлена 64-разрядная версия системы «1С:Предприятие», то в названии папки и записей в этой папке будет присутствовать строка x86-64.</text:p>
      <text:p text:style-name="Text_20_body">При запуске компонентов сервера «1С:Предприятия» активно используется интерфейс командной строки системы. Подробное описание устройства данного интерфейса см. <text:a xlink:type="simple" xlink:href="https://its.1c.ru/db/v8313doc/bookmark/adm/TI000000832" office:target-frame-name="_top" xlink:show="replace" text:style-name="Internet_20_link" text:visited-style-name="Visited_20_Internet_20_Link">здесь</text:a>.</text:p>
      <text:h text:style-name="Heading_20_2" text:outline-level="2"><text:bookmark text:name="_ref237776082"/><text:bookmark text:name="_ref422153561"/><text:bookmark text:name="_ref422153560"/><text:bookmark text:name="_ref418780443"/><text:bookmark text:name="TI000000116"/><text:bookmark text:name="IssOgl1_4.2_Запуск_агента_сервера"/><text:soft-page-break/>4.2. Запуск агента сервера</text:h>
      <text:h text:style-name="Heading_20_3" text:outline-level="3"><text:bookmark text:name="TI000000208"/><text:bookmark text:name="IssOgl2_4.2.1_Общая_информация"/>4.2.1. Общая информация</text:h>
      <text:p text:style-name="Text_20_body">Для того чтобы выполнить запуск кластера серверов «1С:Предприятия», следует запустить агент сервера (ragent). Все дальнейшие действия будут выполнены системой автоматически. При запуске агент сервера выполняет поиск списка кластеров, зарегистрированных на данном компьютере.</text:p>
      <text:p text:style-name="Text_20_body">Если список кластеров обнаружен, то агент сервера запускает указанные менеджеры кластеров. С их помощью он получает информацию о рабочих процессах, которые должны быть запущены в каждом из кластеров, и выполняет их запуск самостоятельно или с помощью агентов других рабочих серверов кластера.</text:p>
      <text:p text:style-name="Text_20_body">Если список кластеров не обнаружен, агент сервера создает кластер по умолчанию. Кластер по умолчанию имеет следующие характеристики:</text:p>
      <text:p text:style-name="Text_20_body">● номер сетевого порта ‑ 1541;</text:p>
      <text:p text:style-name="Text_20_body">● диапазон сетевых портов ‑ 1560:1591;</text:p>
      <text:p text:style-name="Text_20_body">● при запуске в отладочном режиме с использованием протокола HTTP, сервер отладки использует порт 1550;</text:p>
      <text:p text:style-name="Text_20_body">● поддержка многих рабочих процессов выключена;</text:p>
      <text:p text:style-name="Text_20_body">● один рабочий процесс, номер порта устанавливается из указанного диапазона.</text:p>
      <text:h text:style-name="Heading_20_3" text:outline-level="3"><text:bookmark text:name="TI000000117"/><text:bookmark text:name="IssOgl2_4.2.2_Для_ОС_Windows"/>4.2.2. Для ОС Windows</text:h>
      <text:h text:style-name="Heading_20_4" text:outline-level="4"><text:bookmark text:name="_ref418779022"/><text:bookmark text:name="TI000000118"/><text:bookmark text:name="IssOgl3_4.2.2.1_Запуск_как_приложения"/>4.2.2.1. Запуск как приложения</text:h>
      <text:p text:style-name="Text_20_body">Агент сервера может быть запущен как приложение. Для этого нужно выполнить следующую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ragent /port &lt;порт&gt; /regport &lt;порт&gt; /range &lt;диапазоны&gt;</text:p>
      <text:p text:style-name="Preformatted_20_Text"><text:s text:c="8"/>/seclev &lt;уровень&gt; /d &lt;каталог&gt;</text:p>
      <text:p text:style-name="Preformatted_20_Text"><text:s text:c="8"/>/pingPeriod &lt;время&gt; /pingTimeout &lt;время&gt;</text:p>
      <text:p text:style-name="P3"><text:s text:c="8"/>/debug -&lt;режим&gt; /debugServerAddr &lt;адрес&gt; /debugServerPort &lt;порт&gt; /debugServerPwd &lt;пароль&gt;</text:p>
      <text:p text:style-name="Text_20_body">ВНИМАНИЕ! Название и значение параметра должны разделяться символом «пробел».</text:p>
      <text:p text:style-name="Text_20_body">В команде запуска могут использоваться следующие команды:</text:p>
      <text:p text:style-name="Text_20_body">/port &lt;порт&gt;</text:p>
      <text:p text:style-name="Text_20_body">Номер сетевого порта агента сервера (ragent). Этот порт используется консолью кластера для обращения к центральному серверу. Порт агента кластера также указывается в качестве сетевого порта рабочего сервера. Значение по умолчанию: 1540.</text:p>
      <text:p text:style-name="Text_20_body">/regport &lt;порт&gt;</text:p>
      <text:p text:style-name="Text_20_body">Номер сетевого порта главного менеджера кластера (rmngr), создаваемого по умолчанию при первом запуске ragent. Значение по умолчанию: 1541.</text:p>
      <text:p text:style-name="Text_20_body">/range &lt;диапазоны&gt;</text:p>
      <text:p text:style-name="Text_20_body">Диапазоны сетевых портов для динамического выбора. Используются как начальное значение свойства Диапазоны IP портов рабочего сервера кластера создаваемого по умолчанию при первом запуске агента сервера (ragent). Значение по умолчанию: 1560:1591. Примеры значений диапазонов: 4549:4567, 7072:7790.</text:p>
      <text:p text:style-name="Text_20_body">/seclev &lt;уровень&gt;</text:p>
      <text:p text:style-name="Text_20_body"><text:soft-page-break/>Уровень безопасности процесса агента кластера. Определяет уровень безопасности соединений, устанавливаемых с процессом ragent. Уровень может принимать значения:</text:p>
      <text:p text:style-name="Text_20_body">● 0 (по умолчанию) ‑ соединения незащищенные;</text:p>
      <text:p text:style-name="Text_20_body">● 1 ‑ защищенные соединения только на время выполнения аутентификации пользователей;</text:p>
      <text:p text:style-name="Text_20_body">● 2 ‑ постоянно защищенные соединения.</text:p>
      <text:p text:style-name="Text_20_body">Подробнее об уровне безопасности соединения 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217734079" text:style-name="Internet_20_link" text:visited-style-name="Visited_20_Internet_20_Link">здесь</text:a>.</text:p>
      <text:p text:style-name="Text_20_body">/d &lt;каталог&gt;</text:p>
      <text:p text:style-name="Text_20_body">Каталог, в котором будут расположены (или располагаются) служебные файлы кластера серверов (в том числе список кластеров и список информационных баз кластера). Если параметр не указан, используется каталог по умолчанию: %USERPROFILE%\Local Settings\Application Data\1C\1cv8 (%LOCALAPPDATA%\1C\1cv8 для ОС Windows Vista и старше). Если путь к каталогу содержит пробелы, путь нужно заключать в кавычки, на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/d "c:\Server data\cluster 2"</text:p>
      <text:p text:style-name="Text_20_body">Примечание. Имя каталога не должно завершаться символом "\", если оно заключено в кавычки. Правильно: "c:\my path", неправильно: "c:\my path\".</text:p>
      <text:p text:style-name="Text_20_body">/pingPeriod &lt;время&gt;</text:p>
      <text:p text:style-name="Text_20_body">Период проверки системы отслеживания разрыва соединений, миллисекунды (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418694685" text:style-name="Internet_20_link" text:visited-style-name="Visited_20_Internet_20_Link">здесь</text:a>).</text:p>
      <text:p text:style-name="Text_20_body">Значение по умолчанию: 1 000.</text:p>
      <text:p text:style-name="Text_20_body">/pingTimeout &lt;время&gt;</text:p>
      <text:p text:style-name="Text_20_body">Таймаут проверки системы отслеживания разрыва соединений, миллисекунды (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418694685" text:style-name="Internet_20_link" text:visited-style-name="Visited_20_Internet_20_Link">здесь</text:a>).</text:p>
      <text:p text:style-name="Text_20_body">Значение по умолчанию: 5 000.</text:p>
      <text:p text:style-name="Text_20_body">/debug -&lt;режим&gt;</text:p>
      <text:p text:style-name="Text_20_body">Запуск кластера серверов в режиме отладки конфигураций. Параметр &lt;режим&gt; указывает, с использованием какого протокола будет функционировать отладчик на данном кластере серверов:</text:p>
      <text:p text:style-name="Text_20_body">● -tcp ‑ протокол TCP/IP;</text:p>
      <text:p text:style-name="Text_20_body">● -http ‑ протокол HTTP.</text:p>
      <text:p text:style-name="Text_20_body">Значение по умолчанию: -tcp.</text:p>
      <text:p text:style-name="Text_20_body">Совет. В связи с тем, что в режиме отладки производительность сервера падает, рекомендуется использовать отладочный режим только для тех серверов, на которых выполняется отладка.</text:p>
      <text:p text:style-name="Text_20_body">/debugServerAddr &lt;адрес&gt;</text:p>
      <text:p text:style-name="Text_20_body">Указывает адрес компьютера, на котором функционирует сервер отладки. Рекомендуется использовать данный ключ в том случае, когда на компьютере установлено несколько сетевых карт.</text:p>
      <text:p text:style-name="Text_20_body">Если ключ не указан, то будет использован произвольный сетевой адрес, принадлежащий компьютеру, на котором запускается сервер отладки.</text:p>
      <text:p text:style-name="Text_20_body">/debugServerPort &lt;порт&gt;</text:p>
      <text:p text:style-name="Text_20_body">Указывает, какой порт должен использоваться сервером отладки. По умолчанию используется порт 1550.</text:p>
      <text:p text:style-name="Text_20_body"><text:soft-page-break/>/debugServerPwd &lt;пароль&gt;</text:p>
      <text:p text:style-name="Text_20_body">Указывается пароль, который будет необходимо использовать клиентскому приложению при установке соединения с сервером отладки данного кластера серверов.</text:p>
      <text:p text:style-name="Text_20_body">По умолчанию пароль не установлен.</text:p>
      <text:p text:style-name="Text_20_body">Остановка агента сервера, запущенного как приложение, выполняется нажатием клавиш Ctrl + C.</text:p>
      <text:h text:style-name="Heading_20_4" text:outline-level="4"><text:bookmark text:name="_ref418779047"/><text:bookmark text:name="TI000000119"/><text:bookmark text:name="IssOgl3_4.2.2.2_Запуск_как_сервиса"/>4.2.2.2. Запуск как сервиса</text:h>
      <text:p text:style-name="Text_20_body">Если при установке кластера серверов был выбран вариант запуска агента центрального сервера как сервиса, то данный сервис будет запущен автоматически, в процессе установки, и также будет запускаться при старте операционной системы.</text:p>
      <text:p text:style-name="Text_20_body">Если агент центрального сервера был установлен как приложение, то существует возможность зарегистрировать сервис вручную и затем осуществить его запуск.</text:p>
      <text:p text:style-name="Text_20_body">Имя сервиса различается в 32‑ и 64-разрядных версиях «1С:Предприятия»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">Версия «1С:Предприятия»</text:p>
            </table:table-cell>
            <table:table-cell table:style-name="Таблица2.A1" office:value-type="string">
              <text:p text:style-name="P2">Имя сервиса</text:p>
            </table:table-cell>
          </table:table-row>
        </table:table-header-rows>
        <table:table-row>
          <table:table-cell office:value-type="string">
            <text:p text:style-name="P1">32-разрядная версия</text:p>
          </table:table-cell>
          <table:table-cell office:value-type="string">
            <text:p text:style-name="P1">1C:Enterprise 8.3 Server Agent</text:p>
          </table:table-cell>
        </table:table-row>
        <table:table-row>
          <table:table-cell office:value-type="string">
            <text:p text:style-name="P1">64-разрядная версия</text:p>
          </table:table-cell>
          <table:table-cell office:value-type="string">
            <text:p text:style-name="P1">1C:Enterprise 8.3 Server Agent (x86-64)</text:p>
          </table:table-cell>
        </table:table-row>
      </table:table>
      <text:p text:style-name="Text_20_body">Регистрация сервиса выполняется следующей командой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ragent /instsrvc|/rmsrvc /usr &lt;имя&gt; /pwd &lt;пароль&gt;</text:p>
      <text:p text:style-name="Preformatted_20_Text"><text:s text:c="8"/>/start|/stop</text:p>
      <text:p text:style-name="Preformatted_20_Text"><text:s text:c="8"/>/port &lt;порт&gt; /regport &lt;порт&gt; /range &lt;диапазоны&gt;</text:p>
      <text:p text:style-name="Preformatted_20_Text"><text:s text:c="8"/>/seclev &lt;уровень&gt; /d &lt;каталог&gt;</text:p>
      <text:p text:style-name="Preformatted_20_Text"><text:s text:c="8"/>/pingPeriod &lt;время&gt; /pingTimeout &lt;время&gt;</text:p>
      <text:p text:style-name="P3"><text:s text:c="8"/>/debug -&lt;режим&gt; /debugServerAddr &lt;адрес&gt; /debugServerPort &lt;порт&gt; /debugServerPwd &lt;пароль&gt;</text:p>
      <text:p text:style-name="Text_20_body">ВНИМАНИЕ! Название и значение параметра должны разделяться символом пробел.<text:line-break/><text:line-break/>Примечание. Выполнение операций регистрации, отмены регистрации, запуска и остановки сервиса агент кластера (ragent) необходимо выполнять от имени администратора. В процессе работы проверяет наличие необходимых для работы привилегий, и в случае их отсутствия выполняется запрос повышения привилегий.</text:p>
      <text:p text:style-name="Text_20_body">/instsrvc</text:p>
      <text:p text:style-name="Text_20_body">Регистрация агента кластера как сервиса Windows. Если ragent запущен с этим ключом, то он выполняет регистрацию в списке сервисов Windows и завершается.</text:p>
      <text:p text:style-name="Text_20_body">Ключ /instsrvc несовместим с ключом /rmsrvc.</text:p>
      <text:p text:style-name="Text_20_body">/rmsrvc</text:p>
      <text:p text:style-name="Text_20_body">Отмена регистрации агента кластера как сервиса Windows. Если ragent запущен с этим ключом, то он отменяет свою регистрацию в списке сервисов Windows и завершается.</text:p>
      <text:p text:style-name="Text_20_body">Ключ /rmsrvc несовместим с ключом /instsrvc.</text:p>
      <text:p text:style-name="Text_20_body">/start</text:p>
      <text:p text:style-name="Text_20_body">Запустить ragent, зарегистрированный как сервис Windows. Выполняет запуск ragent, ранее зарегистрированного как сервис Windows, после чего завершается.</text:p>
      <text:p text:style-name="Text_20_body"><text:soft-page-break/>/stop</text:p>
      <text:p text:style-name="Text_20_body">Остановить ragent, зарегистрированный и запущенный как сервис Windows. Выполняет остановку ragent, ранее зарегистрированного и запущенного как сервис Windows, после чего завершается.</text:p>
      <text:p text:style-name="Text_20_body">/usr &lt;имя&gt;, /pwd &lt;пароль&gt;</text:p>
      <text:p text:style-name="Text_20_body">Имя и пароль пользователя Windows, от имени которого должен запускаться ragent как сервис Windows. Могут использоваться только совместно с ключом /instsrvc при регистрации ragent как сервиса Windows.</text:p>
      <text:p text:style-name="Text_20_body">/port &lt;порт&gt;</text:p>
      <text:p text:style-name="Text_20_body">Номер сетевого порта агента сервера (ragent). Этот порт используется консолью кластера для обращения к центральному серверу. Порт агента кластера также указывается в качестве сетевого порта рабочего сервера. Значение по умолчанию: 1540.</text:p>
      <text:p text:style-name="Text_20_body">/regport &lt;порт&gt;</text:p>
      <text:p text:style-name="Text_20_body">Номер сетевого порта главного менеджера кластера (rmngr), создаваемого по умолчанию при первом запуске ragent. Значение по умолчанию: 1541.</text:p>
      <text:p text:style-name="Text_20_body">/range &lt;диапазоны&gt;</text:p>
      <text:p text:style-name="Text_20_body">Диапазоны сетевых портов для динамического выбора. Используются как начальное значение свойства Диапазоны IP портов рабочего сервера кластера создаваемого по умолчанию при первом запуске агента сервера (ragent). Значение по умолчанию: 1560:1591. Примеры значений диапазонов: 4549:4567, 7072:7790.</text:p>
      <text:p text:style-name="Text_20_body">/seclev &lt;уровень&gt;</text:p>
      <text:p text:style-name="Text_20_body">Уровень безопасности процесса агента кластера. Определяет уровень безопасности соединений, устанавливаемых с процессом ragent. Уровень может принимать значения:</text:p>
      <text:p text:style-name="Text_20_body">● 0 (по умолчанию) ‑ соединения незащищенные;</text:p>
      <text:p text:style-name="Text_20_body">● 1 ‑ защищенные соединения только на время выполнения аутентификации пользователей;</text:p>
      <text:p text:style-name="Text_20_body">● 2 ‑ постоянно защищенные соединения.</text:p>
      <text:p text:style-name="Text_20_body">Подробнее об уровне безопасности соединения 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217734079" text:style-name="Internet_20_link" text:visited-style-name="Visited_20_Internet_20_Link">здесь</text:a>.</text:p>
      <text:p text:style-name="Text_20_body">/d &lt;каталог&gt;</text:p>
      <text:p text:style-name="Text_20_body">Каталог, в котором будут расположены (или располагаются) служебные файлы кластера серверов (в том числе список кластеров и список информационных баз кластера). Если параметр не указан, используется каталог по умолчанию: %USERPROFILE%\Local Settings\Application Data\1C\1cv8 (%LOCALAPPDATA%\1C\1cv8 для ОС Windows Vista и старше).</text:p>
      <text:p text:style-name="Text_20_body">Примечание. Имя каталога не должно завершаться символом "\", если оно заключено в кавычки. Правильно: "c:\my path", неправильно: "c:\my path\".</text:p>
      <text:p text:style-name="Text_20_body">/pingPeriod &lt;время&gt;</text:p>
      <text:p text:style-name="Text_20_body">Период проверки системы отслеживания разрыва соединений, миллисекунды (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418694685" text:style-name="Internet_20_link" text:visited-style-name="Visited_20_Internet_20_Link">здесь</text:a>).</text:p>
      <text:p text:style-name="Text_20_body">Значение по умолчанию: 1 000.</text:p>
      <text:p text:style-name="Text_20_body">/pingTimeout &lt;время&gt;</text:p>
      <text:p text:style-name="Text_20_body">Таймаут проверки системы отслеживания разрыва соединений, миллисекунды (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418694685" text:style-name="Internet_20_link" text:visited-style-name="Visited_20_Internet_20_Link">здесь</text:a>).</text:p>
      <text:p text:style-name="Text_20_body">Значение по умолчанию: 5 000.</text:p>
      <text:p text:style-name="Text_20_body">/debug -&lt;режим&gt;</text:p>
      <text:p text:style-name="Text_20_body"><text:soft-page-break/>Запуск кластера серверов в режиме отладки конфигураций. Параметр &lt;режим&gt; указывает, с использованием какого протокола будет функционировать отладчик на данном кластере серверов:</text:p>
      <text:p text:style-name="Text_20_body">● -tcp ‑ протокол TCP/IP;</text:p>
      <text:p text:style-name="Text_20_body">● -http ‑ протокол HTTP.</text:p>
      <text:p text:style-name="Text_20_body">Значение по умолчанию: -tcp.</text:p>
      <text:p text:style-name="Text_20_body">Совет. В связи с тем, что в режиме отладки производительность сервера падает, рекомендуется использовать отладочный режим только для тех серверов, на которых выполняется отладка.</text:p>
      <text:p text:style-name="Text_20_body">/debugServerAddr &lt;адрес&gt;</text:p>
      <text:p text:style-name="Text_20_body">Указывает адрес компьютера, на котором функционирует сервер отладки. Рекомендуется использовать данный ключ в том случае, когда на компьютере установлено несколько сетевых карт.</text:p>
      <text:p text:style-name="Text_20_body">Если ключ не указан, то будет использован произвольный сетевой адрес, принадлежащий компьютеру, на котором запускается сервер отладки.</text:p>
      <text:p text:style-name="Text_20_body">/debugServerPort &lt;порт&gt;</text:p>
      <text:p text:style-name="Text_20_body">Указывает, какой порт должен использоваться сервером отладки. По умолчанию используется порт 1550.</text:p>
      <text:p text:style-name="Text_20_body">/debugServerPwd &lt;пароль&gt;</text:p>
      <text:p text:style-name="Text_20_body">Указывается пароль, который будет необходимо использовать клиентскому приложению при установке соединения с сервером отладки данного кластера серверов.</text:p>
      <text:p text:style-name="Text_20_body">По умолчанию пароль не установлен.</text:p>
      <text:p text:style-name="Text_20_body">Запуск сервиса по умолчанию осуществляется автоматически при включении компьютера. Также запуск сервиса можно выполнить средствами Windows: Мой компьютер ‑ Управление ‑ Службы и приложения ‑ Службы ‑ Агент сервера 1С:Предприятия 8 (My computer ‑ Manage ‑ Computer Management ‑ Services and Applications ‑ Services ‑ 1C:Enterprise 8 Server Agent). Остановка сервиса также выполняется средствами Windows.</text:p>
      <text:p text:style-name="Text_20_body">Для отмены регистрации сервиса следует выполнить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agent /rmsrvc</text:p>
      <text:h text:style-name="Heading_20_3" text:outline-level="3"><text:bookmark text:name="TI000000120"/><text:bookmark text:name="IssOgl2_4.2.3_Для_ОС_Linux"/>4.2.3. Для ОС Linux</text:h>
      <text:h text:style-name="Heading_20_4" text:outline-level="4"><text:bookmark text:name="_ref422153562"/><text:bookmark text:name="TI000000207"/><text:bookmark text:name="IssOgl3_4.2.3.1_Общая_информация"/>4.2.3.1. Общая информация</text:h>
      <text:p text:style-name="Text_20_body">Программа установки настраивает запуск серверных процессов так, что они запускаются в режиме «демонов», то есть без привязки к управляющему терминалу. При необходимости агент сервера может быть запущен с указанием ключей командной строки.</text:p>
      <text:p text:style-name="Text_20_body">Примечание. При работе сервера «1С:Предприятия» в режиме «демона» не поддерживается отладка с использованием протокола HTTP.</text:p>
      <text:h text:style-name="Heading_20_4" text:outline-level="4"><text:bookmark text:name="_ref418779448"/><text:bookmark text:name="TI000000121"/><text:bookmark text:name="IssOgl3_4.2.3.2_Запуск_агента_сервера"/>4.2.3.2. Запуск агента сервера</text:h>
      <text:p text:style-name="Text_20_body">Для запуска агента сервера используются следующие ключи командной строк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./ragent /daemon</text:p>
      <text:p text:style-name="Preformatted_20_Text"><text:s text:c="4"/>/port &lt;порт&gt; /regport &lt;порт&gt; /range &lt;диапазоны&gt;</text:p>
      <text:p text:style-name="Preformatted_20_Text"><text:s text:c="4"/>/seclev &lt;уровень&gt; /d &lt;каталог&gt;</text:p>
      <text:p text:style-name="Preformatted_20_Text"><text:soft-page-break/><text:s text:c="4"/>/pingPeriod &lt;время&gt; /pingTimeout &lt;время&gt;</text:p>
      <text:p text:style-name="P3"><text:s text:c="4"/>/debug -&lt;режим&gt; /debugServerAddr &lt;адрес&gt; /debugServerPort &lt;порт&gt; /debugServerPwd &lt;пароль&gt;</text:p>
      <text:p text:style-name="Text_20_body">ВНИМАНИЕ! Название и значение параметра должны разделяться символом «пробел».</text:p>
      <text:p text:style-name="Text_20_body">/daemon</text:p>
      <text:p text:style-name="Text_20_body">Данный ключ позволяет запустить агента сервера в режиме «демона», т. е. в режиме фонового приложения, не выполняющего взаимодействия с терминалом, откуда это приложение запущено. Запуск агента сервера с этим ключом не означает, что после перезагрузки системы агент сервера будет автоматически запущен на исполнение.</text:p>
      <text:p text:style-name="Text_20_body">/port &lt;порт&gt;</text:p>
      <text:p text:style-name="Text_20_body">Номер сетевого порта агента сервера (ragent). Этот порт используется консолью кластера для обращения к центральному серверу. Порт агента кластера также указывается в качестве сетевого порта рабочего сервера. Значение по умолчанию: 1540.</text:p>
      <text:p text:style-name="Text_20_body">/regport &lt;порт&gt;</text:p>
      <text:p text:style-name="Text_20_body">Номер сетевого порта главного менеджера кластера (rmngr), создаваемого по умолчанию при первом запуске ragent. Значение по умолчанию: 1541.</text:p>
      <text:p text:style-name="Text_20_body">/range &lt;диапазоны&gt;</text:p>
      <text:p text:style-name="Text_20_body">Диапазоны сетевых портов для динамического выбора. Используются как начальное значение свойства Диапазоны IP портов рабочего сервера кластера создаваемого по умолчанию при первом запуске агента сервера (ragent). Значение по умолчанию: 1560:1591. Примеры значений диапазонов: 4549:4567, 7072:7790.</text:p>
      <text:p text:style-name="Text_20_body">/seclevel &lt;уровень&gt;</text:p>
      <text:p text:style-name="Text_20_body">Необязательный. Уровень безопасности процесса агента кластера. Определяет уровень безопасности соединений, устанавливаемых с процессом ragent. Уровень может принимать значения:</text:p>
      <text:p text:style-name="Text_20_body">● 0 (по умолчанию) ‑ соединения незащищенные;</text:p>
      <text:p text:style-name="Text_20_body">● 1 ‑ защищенные соединения только на время выполнения аутентификации пользователей;</text:p>
      <text:p text:style-name="Text_20_body">● 2 ‑ постоянно защищенные соединения.</text:p>
      <text:p text:style-name="Text_20_body">Подробнее об уровне безопасности соединения 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217734079" text:style-name="Internet_20_link" text:visited-style-name="Visited_20_Internet_20_Link">здесь</text:a></text:p>
      <text:p text:style-name="Text_20_body">/d &lt;каталог&gt;</text:p>
      <text:p text:style-name="Text_20_body">Каталог, в котором будут расположены (или располагаются) служебные файлы кластера серверов (в том числе список кластеров и список информационных баз кластера). Если параметр не указан, используется каталог по умолчанию: ~/.1cv8. Если путь к каталогу содержит пробелы, путь нужно заключать в кавычки, на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/d "~/cluster data"</text:p>
      <text:p text:style-name="Text_20_body">/pingPeriod &lt;время&gt;</text:p>
      <text:p text:style-name="Text_20_body">Период проверки системы отслеживания разрыва соединений, миллисекунды (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418694685" text:style-name="Internet_20_link" text:visited-style-name="Visited_20_Internet_20_Link">здесь</text:a>).</text:p>
      <text:p text:style-name="Text_20_body">Значение по умолчанию: 1 000.</text:p>
      <text:p text:style-name="Text_20_body">/pingTimeout &lt;время&gt;</text:p>
      <text:p text:style-name="Text_20_body">Таймаут проверки системы отслеживания разрыва соединений, миллисекунды (см. <text:a xlink:type="simple" xlink:href="https://its.1c.ru/db/content/v8313doc/src/клиент-серверный%20вариант.%20руководство%20администратора/глава%202.%20клиент-серверный%20вариант%20работы.htm?_=1542379434#_ref418694685" text:style-name="Internet_20_link" text:visited-style-name="Visited_20_Internet_20_Link">здесь</text:a>).</text:p>
      <text:p text:style-name="Text_20_body">Значение по умолчанию: 5 000.</text:p>
      <text:p text:style-name="Text_20_body"><text:soft-page-break/>/debug -&lt;режим&gt;</text:p>
      <text:p text:style-name="Text_20_body">Запуск кластера серверов в режиме отладки конфигураций. Параметр &lt;режим&gt; указывает, с использованием какого протокола будет функционировать отладчик на данном кластере серверов:</text:p>
      <text:p text:style-name="Text_20_body">● -tcp ‑ протокол TCP/IP;</text:p>
      <text:p text:style-name="Text_20_body">● -http ‑ протокол HTTP.</text:p>
      <text:p text:style-name="Text_20_body">Значение по умолчанию: -tcp.</text:p>
      <text:p text:style-name="Text_20_body">Совет. В связи с тем, что в режиме отладки производительность сервера падает, рекомендуется использовать отладочный режим только для тех серверов, на которых выполняется отладка.</text:p>
      <text:p text:style-name="Text_20_body">/debugServerAddr &lt;адрес&gt;</text:p>
      <text:p text:style-name="Text_20_body">Указывает адрес компьютера, на котором функционирует сервер отладки. Рекомендуется использовать данный ключ в том случае, когда на компьютере установлено несколько сетевых карт.</text:p>
      <text:p text:style-name="Text_20_body">Если ключ не указан, то будет использован произвольный сетевой адрес, принадлежащий компьютеру, на котором запускается сервер отладки.</text:p>
      <text:p text:style-name="Text_20_body">/debugServerPort &lt;порт&gt;</text:p>
      <text:p text:style-name="Text_20_body">Указывает, какой порт должен использоваться сервером отладки. По умолчанию используется порт 1550.</text:p>
      <text:p text:style-name="Text_20_body">/debugServerPwd &lt;пароль&gt;</text:p>
      <text:p text:style-name="Text_20_body">Указывается пароль, который будет необходимо использовать клиентскому приложению при установке соединения с сервером отладки данного кластера серверов.</text:p>
      <text:p text:style-name="Text_20_body">По умолчанию пароль не установлен.</text:p>
      <text:p text:style-name="Text_20_body">Остановка агента сервера, запущенного как приложение, выполняется нажатием клавиш Ctrl + C.</text:p>
      <text:h text:style-name="Heading_20_4" text:outline-level="4"><text:bookmark text:name="_ref305767255"/><text:bookmark text:name="TI000000122"/><text:bookmark text:name="IssOgl3_4.2.3.3_Запуск_агента_сервера_при_помощи_скрипта"/>4.2.3.3. Запуск агента сервера при помощи скрипта</text:h>
      <text:p text:style-name="Text_20_body">Для управления агентом сервера «1С:Предприятия» предназначен специализированный скрипт /etc/init.d/srv1cv83. Скрипт всегда запускает сервер в режиме «демона». Скрипт использует следующие ключи командной строк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/etc/init.d/srv1cv83 start|stop|restart|info|status</text:p>
      <text:p text:style-name="Text_20_body">start</text:p>
      <text:p text:style-name="Text_20_body">Запускает сервер. Скрипт позволяет запустить единственный экземпляр сервера «1С:Предприятие».</text:p>
      <text:p text:style-name="Text_20_body">stop</text:p>
      <text:p text:style-name="Text_20_body">Останавливает сервер. При этом останавливается только тот сервер, который ранее был запущен этим скриптом (см. команду start).</text:p>
      <text:p text:style-name="Text_20_body">restart</text:p>
      <text:p text:style-name="Text_20_body">Перезапускает сервер. Эквивалентна последовательности команд stop и start.</text:p>
      <text:p text:style-name="Text_20_body">info</text:p>
      <text:p text:style-name="Text_20_body">Отображает информацию о настройках сервера: порты, указанные при запуске, каталог кластера, статус режима отладки конфигурации, уровень безопасности соединений.</text:p>
      <text:p text:style-name="Text_20_body">status</text:p>
      <text:p text:style-name="Text_20_body"><text:soft-page-break/>Отображает информацию о состоянии сервера (запущен/не запущен, и если запущен, то работает ли в данный момент).</text:p>
      <text:p text:style-name="Text_20_body">Для задания параметров запуска агента сервера «1С:Предприятия» существует конфигурационный файл /etc/sysconfig/srv1cv83 (если установка выполнялась для RPM-системы) или файл /etc/init.d/srv1cv83 (если установка выполнялась для DEB-системы). Описание параметров конфигурационного файла см. <text:a xlink:type="simple" xlink:href="https://its.1c.ru/db/v8313doc/bookmark/adm/TI000000417" office:target-frame-name="_top" xlink:show="replace" text:style-name="Internet_20_link" text:visited-style-name="Visited_20_Internet_20_Link">здесь</text:a>.</text:p>
      <text:p text:style-name="Text_20_body">Пример конфигурационного файл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#------------------------------------------------------------</text:p>
      <text:p text:style-name="Preformatted_20_Text"># 1C:Enterprise Server configuration parameters</text:p>
      <text:p text:style-name="Preformatted_20_Text">#------------------------------------------------------------</text:p>
      <text:p text:style-name="Preformatted_20_Text"># 1C:Enterprise Server keytab file.</text:p>
      <text:p text:style-name="Preformatted_20_Text"># default - usr1cv8.keytab file in 1C:Enterprise Server</text:p>
      <text:p text:style-name="Preformatted_20_Text"># installation directory</text:p>
      <text:p text:style-name="Preformatted_20_Text">#SRV1CV8_KEYTAB=</text:p>
      <text:p text:style-name="Preformatted_20_Text"># Number of the cluster port created by default during first</text:p>
      <text:p text:style-name="Preformatted_20_Text"># launch of ragent</text:p>
      <text:p text:style-name="Preformatted_20_Text"># default - 1540</text:p>
      <text:p text:style-name="Preformatted_20_Text">SRV1CV8_PORT=1540</text:p>
      <text:p text:style-name="Preformatted_20_Text"># Number of cluster agent main port. This port is used by the</text:p>
      <text:p text:style-name="Preformatted_20_Text"># cluster console to address the central Server. Cluster agent</text:p>
      <text:p text:style-name="Preformatted_20_Text"># port is also specified as the IP port of the working Server.</text:p>
      <text:p text:style-name="Preformatted_20_Text"># default - 1541</text:p>
      <text:p text:style-name="Preformatted_20_Text">SRV1CV8_REGPORT=1541</text:p>
      <text:p text:style-name="Preformatted_20_Text"># Port range for connection pool</text:p>
      <text:p text:style-name="Preformatted_20_Text"># example values:</text:p>
      <text:p text:style-name="Preformatted_20_Text"># 4549:4567,7072:7790</text:p>
      <text:p text:style-name="Preformatted_20_Text"># default - 1560:1691</text:p>
      <text:p text:style-name="Preformatted_20_Text">SRV1CV8_RANGE=1560:1691</text:p>
      <text:p text:style-name="Preformatted_20_Text"># 1C:Enterprise Server configuration debug mode</text:p>
      <text:p text:style-name="Preformatted_20_Text"># 0 - default - off</text:p>
      <text:p text:style-name="Preformatted_20_Text"># 1 - on</text:p>
      <text:p text:style-name="Preformatted_20_Text">SRV1CV8_DEBUG=0</text:p>
      <text:p text:style-name="Preformatted_20_Text"># Path to directory with claster data</text:p>
      <text:p text:style-name="Preformatted_20_Text"># default - $HOMEDIR/.1cv8/1C/1cv8</text:p>
      <text:p text:style-name="Preformatted_20_Text">SRV1CV8_DATA=$HOMEDIR/.1cv8/1C/1cv8</text:p>
      <text:p text:style-name="Preformatted_20_Text"># Security level:</text:p>
      <text:p text:style-name="Preformatted_20_Text"># 0 - default - unprotected connections</text:p>
      <text:p text:style-name="Preformatted_20_Text"># 1 - protected connections only for the time of user</text:p>
      <text:p text:style-name="Preformatted_20_Text"># authentication</text:p>
      <text:p text:style-name="Preformatted_20_Text"># 2 - permanently protected connections</text:p>
      <text:p text:style-name="Preformatted_20_Text">SRV1CV8_SECLEV=0</text:p>
      <text:p text:style-name="Preformatted_20_Text">#------------------------------------------------------------</text:p>
      <text:p text:style-name="Preformatted_20_Text"># end of config</text:p>
      <text:p text:style-name="P3">#------------------------------------------------------------</text:p>
      <text:h text:style-name="Heading_20_4" text:outline-level="4"><text:bookmark text:name="TI000000123"/><text:bookmark text:name="IssOgl3_4.2.3.4_Установка_автоматического_запуска_сервера_1С_Предприятия"/>4.2.3.4. Установка автоматического запуска сервера «1С:Предприятия»</text:h>
      <text:p text:style-name="Text_20_body">Для того чтобы сервер «1С:Предприятия» автоматически запускался во время загрузки операционной системы, нужно выполнить одну из следующих команд:</text:p>
      <text:p text:style-name="Text_20_body">Для RPM-систе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chkconfig -add srv1cv8</text:p>
      <text:p text:style-name="Text_20_body">Для DEB-систе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update-rc.d srv1cv8 defaults</text:p>
      <text:p text:style-name="Text_20_body"><text:soft-page-break/>Указанные команды добавляют скрипт запуска сервера «1С:Предприятия» (подробнее см. <text:a xlink:type="simple" xlink:href="https://its.1c.ru/db/content/v8313doc/src/клиент-серверный%20вариант.%20руководство%20администратора/глава%204.%20запуск%20компонентов%20системы.htm?_=1542379434#_ref305767255" text:style-name="Internet_20_link" text:visited-style-name="Visited_20_Internet_20_Link">здесь</text:a>) в список автоматически запускаемых служб. В этом случае параметры сервера будут получены из конфигурационного файла /etc/sysconfig/srv1cv83 (если установка выполнялась для RPM-системы) или файл /etc/init.d/srv1cv83 (если установка выполнялась для DEB-системы). Описание параметров конфигурационного файла см. <text:a xlink:type="simple" xlink:href="https://its.1c.ru/db/v8313doc/bookmark/adm/TI000000417" office:target-frame-name="_top" xlink:show="replace" text:style-name="Internet_20_link" text:visited-style-name="Visited_20_Internet_20_Link">здесь</text:a>.</text:p>
      <text:h text:style-name="Heading_20_2" text:outline-level="2"><text:bookmark text:name="TI000000124"/><text:bookmark text:name="IssOgl1_4.3_Обеспечение_совместной_работы_нескольких_серверных_процессов"/>4.3. Обеспечение совместной работы нескольких серверных процессов</text:h>
      <text:h text:style-name="Heading_20_3" text:outline-level="3"><text:bookmark text:name="TI000000224"/><text:bookmark text:name="IssOgl2_4.3.1_Общая_информация"/>4.3.1. Общая информация</text:h>
      <text:p text:style-name="Text_20_body">В подавляющем большинстве случаев на одном рабочем сервере функционирует один агент сервера.</text:p>
      <text:p text:style-name="Text_20_body">Когда несколько кластеров создаются под управлением одного агента сервера, агент сервера обеспечивает отсутствие конфликтов их сетевых портов. В случае, когда кластеры создаются под управлением разных агентов сервера, отсутствие конфликтов сетевых портов менеджеров кластера следует обеспечивать самостоятельно.</text:p>
      <text:p text:style-name="Text_20_body">Отсутствие конфликтов диапазонов сетевых портов рабочих процессов на данном сервере (если данный сервер задействован в разных кластерах) всегда следует обеспечивать самостоятельно даже в том случае, когда такие кластеры функционируют под управлением одного и того же агента сервера.</text:p>
      <text:p text:style-name="Text_20_body">Ситуация, когда на одном компьютере функционируют параллельно два и более агента серверов, каждый из которых управляет своим набором кластеров, является вполне нормальной, но достаточно редкой и специфичной. Например, необходимость в этом может возникнуть тогда, когда на одном компьютере нужно использовать различные версии сервера «1С:Предприятия».</text:p>
      <text:p text:style-name="Text_20_body">Для того чтобы обеспечить параллельное функционирование двух агентов сервера, обслуживающих различные кластеры, нужно соблюсти следующие условия:</text:p>
      <text:p text:style-name="Text_20_body">● агенты серверов должны иметь различные сетевые порты;</text:p>
      <text:p text:style-name="Text_20_body">● агенты серверов должны обращаться к различным каталогам служебных файлов;</text:p>
      <text:p text:style-name="Text_20_body">● кластеры серверов, создаваемые для каждого из агентов серверов, должны иметь различные сетевые порты;</text:p>
      <text:p text:style-name="Text_20_body">● диапазоны сетевых портов, используемых рабочими процессами на данном сервере, не должны пересекаться (если данный сервер задействован в различных кластерах).</text:p>
      <text:h text:style-name="Heading_20_3" text:outline-level="3"><text:bookmark text:name="_ref215902799"/><text:bookmark text:name="TI000000125"/><text:bookmark text:name="IssOgl2_4.3.2_Для_ОС_Windows"/>4.3.2. Для ОС Windows</text:h>
      <text:p text:style-name="Text_20_body">Рассмотрим действия, которые необходимо предпринять для того, чтобы запустить на компьютере второй экземпляр сервера «1С:Предприятие».</text:p>
      <text:p text:style-name="Text_20_body">Совет. Установку второго экземпляра сервера «1С:Предприятия» рекомендуется выполнять как приложение, а не сервис ОС Windows. При необходимости регистрацию сервера в качестве сервиса можно выполнить позднее, указав при регистрации нужные параметры.<text:line-break/><text:line-break/>Примечание. Операции регистрации, отмены регистрации, запуска и остановки сервиса агент кластера (ragent) необходимо выполнять от имени администратора. В процессе работы проверяется наличие необходимых для работы привилегий, и в случае их отсутствия выполняется запрос повышения привилегий.</text:p>
      <text:p text:style-name="Text_20_body">Следует помнить, что программа установки не позволяет поменять сетевые порты сервера, поэтому после установки новый экземпляр сервера не сможет работать.</text:p>
      <text:p text:style-name="Text_20_body">Примеры необходимых действий будут выполняться при запуске сервера «1С:Предприятия» на ОС аналогичной разрядности, т. е. 32-разрядного сервера на 32-разрядной ОС или 64-разрядного сервера на 64-<text:soft-page-break/>разрядной ОС. В случае запуска 32-разрядного сервера «1С:Предприятия» на 64-разрядной ОС Windows следует путь C:\Program Files заменить на C:\Program Files (x86) во всех примерах в следующих разделах.</text:p>
      <text:h text:style-name="Heading_20_4" text:outline-level="4"><text:bookmark text:name="TI000000126"/><text:bookmark text:name="IssOgl3_4.3.2.1_Одновременная_работа_нескольких_серверов_разных_версий_1С_Предприятия"/>4.3.2.1. Одновременная работа нескольких серверов разных версий «1С:Предприятия»</text:h>
      <text:h text:style-name="Heading_20_5" text:outline-level="5"><text:bookmark text:name="TI000000127"/><text:bookmark text:name="IssOgl4_4.3.2.1.1_Как_сервис"/>4.3.2.1.1. Как сервис</text:h>
      <text:p text:style-name="Text_20_body">Для того чтобы запустить сервер «1С:Предприятия» версии 8.3 в качестве сервиса ОС Windows при работающем сервере «1С:Предприятия» версии 8.1, необходимо проделать следующие действия:</text:p>
      <text:p text:style-name="Text_20_body">1. Перейти в каталог bin вновь установленной версии сервера «1С:Предприятия». В примере используется «1С:Предприятие» версии 8.3.3.150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c:</text:p>
      <text:p text:style-name="P3">cd "c:\Program Files\1cv8\8.3.3.150\bin"</text:p>
      <text:p text:style-name="Text_20_body">2. Удалить регистрацию сервера «1С:Предприятия» версии 8.3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agent /rmsrvc</text:p>
      <text:p text:style-name="Text_20_body">3. Удалить содержимое каталога реестра кластера. Положение каталога зависит от того, каким образом выполнялась установка сервера «1С:Предприятия» версии 8.3 (подробнее см. <text:a xlink:type="simple" xlink:href="https://its.1c.ru/db/content/v8313doc/src/клиент-серверный%20вариант.%20руководство%20администратора/глава%203.%20установка%20компонентов%20системы.htm?_=1542379434#_ref352583840" text:style-name="Internet_20_link" text:visited-style-name="Visited_20_Internet_20_Link">здесь</text:a>)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mdir /s /q "c:\Program Files\1cv8\srvinfo"</text:p>
      <text:p text:style-name="Text_20_body">4. Выполнить регистрацию сервиса с другими значениями сетевых портов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agent /instsrvc /port 2540 /regport 2541 /range 2560:2590 /usr .\usr1cv8 /pwd UsrPwd8 /d "d:\DbData\srvinfo"</text:p>
      <text:p text:style-name="Text_20_body">В примере выполняется регистрация сервера со следующими значениями портов:</text:p>
      <text:p text:style-name="Text_20_body">● номер сетевого порта агента сервера ‑ 2540;</text:p>
      <text:p text:style-name="Text_20_body">● номер сетевого порта менеджера кластера ‑ 2541;</text:p>
      <text:p text:style-name="Text_20_body">● диапазон портов для динамического выбора ‑ 2560:2590;</text:p>
      <text:p text:style-name="Text_20_body">● данные реестра кластера расположены в каталоге D:\DbData\srvinfo;</text:p>
      <text:p text:style-name="Text_20_body">● пользователь, от имени которого выполняется сервис сервера «1С:Предприятия», ‑ usr1cv8;</text:p>
      <text:p text:style-name="Text_20_body">● пароль пользователя, от имени которого выполняется сервис сервера «1С:Предприятия», ‑ UsrPwd8;</text:p>
      <text:p text:style-name="Text_20_body">● при необходимости включить отладку для регистрируемого сервиса следует в командную строку добавить ключ /debug.</text:p>
      <text:p text:style-name="Text_20_body">5. Запустить сервер «1С:Предприятия»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agent /start</text:p>
      <text:h text:style-name="Heading_20_5" text:outline-level="5"><text:bookmark text:name="_ref418779032"/><text:bookmark text:name="TI000000128"/><text:bookmark text:name="IssOgl4_4.3.2.1.2_Как_приложение"/>4.3.2.1.2. Как приложение</text:h>
      <text:p text:style-name="Text_20_body">Если сервер «1С:Предприятия» запускается как приложение, то для смены сетевых портов необходимо выполнить следующие действия:</text:p>
      <text:p text:style-name="Text_20_body"><text:soft-page-break/>1. Завершить работу экземпляра сервера, нажав Ctrl + C в консольном окне с работающим сервером.</text:p>
      <text:p text:style-name="Text_20_body">2. Перейти в каталог bin вновь установленной версии сервера «1С:Предприятия». В примере используется «1С:Предприятие» версии 8.3.3.150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c:</text:p>
      <text:p text:style-name="P3">cd "c:\Program Files\1cv8\8.3.3.150\bin"</text:p>
      <text:p text:style-name="Text_20_body">3. Удалить содержимое каталога реестра кластера. Положение каталога зависит от того, каким образом выполнялась установка сервера «1С:Предприятия» версии 8.3 (подробнее см. <text:a xlink:type="simple" xlink:href="https://its.1c.ru/db/content/v8313doc/src/клиент-серверный%20вариант.%20руководство%20администратора/глава%203.%20установка%20компонентов%20системы.htm?_=1542379434#_ref465422144" text:style-name="Internet_20_link" text:visited-style-name="Visited_20_Internet_20_Link">здесь</text:a>)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mdir /s /q "%USERPROFILE%\Local Settings\Application Data\1C\1cv8"</text:p>
      <text:p text:style-name="Text_20_body">4. Запустить сервер «1С:Предприятия» с новыми значениями сетевых портов и другими данными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agent /port 3540 /regport 3541 /range 3560:3590 /d "d:\DbData\srvinfo"</text:p>
      <text:p text:style-name="Text_20_body">В примере выполняется регистрация сервера со следующими значениями портов:</text:p>
      <text:p text:style-name="Text_20_body">● номер сетевого порта агента сервера ‑ 3540;</text:p>
      <text:p text:style-name="Text_20_body">● номер сетевого порта менеджера кластера ‑ 3541;</text:p>
      <text:p text:style-name="Text_20_body">● диапазон портов для динамического выбора ‑ 3560:3590;</text:p>
      <text:p text:style-name="Text_20_body">● данные реестра кластера расположены в каталоге D:\DbData\srvinfo;</text:p>
      <text:p text:style-name="Text_20_body">● при необходимости включить отладку для регистрируемого сервиса следует в командную строку добавить ключ /debug;</text:p>
      <text:p text:style-name="Text_20_body">● при последующих запусках следует использовать точно такую же строку запуска. Для этого ее можно поместить в командный файл ОС Windows.</text:p>
      <text:h text:style-name="Heading_20_4" text:outline-level="4"><text:bookmark text:name="TI000000129"/><text:bookmark text:name="IssOgl3_4.3.2.2_Одновременная_работа_нескольких_серверов_одинаковой_версии_1С_Предприятия"/>4.3.2.2. Одновременная работа нескольких серверов одинаковой версии «1С:Предприятия»</text:h>
      <text:h text:style-name="Heading_20_5" text:outline-level="5"><text:bookmark text:name="_ref327029706"/><text:bookmark text:name="TI000000130"/><text:bookmark text:name="IssOgl4_4.3.2.2.1_Как_сервис"/>4.3.2.2.1. Как сервис</text:h>
      <text:p text:style-name="Text_20_body">В «1С:Предприятии» отсутствуют штатные средства регистрации нескольких экземпляров сервиса сервера «1С:Предприятия» одной версии. Для того чтобы выполнить такую регистрацию, следует воспользоваться утилитой sc. При выполнении такой регистрации, должны различаться имена служб, номера сетевых портов и адреса каталогов кластера.</text:p>
      <text:p text:style-name="Text_20_body">В качестве примера рассмотрим командный файл, выполняющий регистрацию службы сервера.</text:p>
      <text:p text:style-name="Text_20_body">Файл register-service.bat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@echo off</text:p>
      <text:p text:style-name="Preformatted_20_Text">rem %1 - полный номер версии 1С:Предприятия</text:p>
      <text:p text:style-name="Preformatted_20_Text">rem %2 - первые две цифры номеров портов. Для портов 1540,1541,1560:1591 - это цифра 15</text:p>
      <text:p text:style-name="Preformatted_20_Text">rem %3 - каталог с данными реестра кластера</text:p>
      <text:p text:style-name="Preformatted_20_Text">set SrvUserName=&lt;имя пользователя&gt;</text:p>
      <text:p text:style-name="Preformatted_20_Text">set SrvUserPwd=&lt;пароль пользователя&gt;</text:p>
      <text:p text:style-name="Preformatted_20_Text">set RangePort=%260:%291</text:p>
      <text:p text:style-name="Preformatted_20_Text">set BasePort=%241</text:p>
      <text:p text:style-name="Preformatted_20_Text">set CtrlPort=%240</text:p>
      <text:p text:style-name="Preformatted_20_Text">set SrvcName="1C:Enterprise 8.3 Server Agent %CtrlPort% %1"</text:p>
      <text:p text:style-name="Preformatted_20_Text">set BinPath="\"C:\Program Files\1cv8\%1\bin\ragent.exe\" /srvc /agent /regport %BasePort% /port %CtrlPort% /range %RangePort% /d \"%~3\" /debug"</text:p>
      <text:p text:style-name="Preformatted_20_Text"><text:soft-page-break/>set Desctiption="Агент сервера 1С:Предприятия 8.3. Параметры: %1, %CtrlPort%, %BasePort%, %RangePort%"</text:p>
      <text:p text:style-name="Preformatted_20_Text">if not exist "%~3" mkdir "%~3"</text:p>
      <text:p text:style-name="Preformatted_20_Text">sc stop %SrvcName%</text:p>
      <text:p text:style-name="Preformatted_20_Text">sc delete %SrvcName%</text:p>
      <text:p text:style-name="P3">sc create %SrvcName% binPath= %BinPath% start= auto obj= %SrvUserName% password= %SrvUserPwd% displayname= %Desctiption% depend= Dnscache/Tcpip/Tcpip6/lanmanworkstation/lanmanserver</text:p>
      <text:p text:style-name="Text_20_body">Перед применением данного командного файла необходимо указать в нем данные реального пользователя (имя и пароль) от имени которого будет работать служба кластера серверов (строки set SrvUserName= и set SrvUserPwd=). Данный командный файл выполняет регистрацию указанной версии сервера «1С:Предприятия». Имя службы является строкой, содержащей следующую информацию:</text:p>
      <text:p text:style-name="Text_20_body">● 1C:Enterprise 8.3 Server Agent,</text:p>
      <text:p text:style-name="Text_20_body">● Номер сетевого порта главного менеджера кластера,</text:p>
      <text:p text:style-name="Text_20_body">● Полный номер версии «1С:Предприятия».</text:p>
      <text:p text:style-name="Text_20_body">При регистрации сервера версии 8.3.3.100, использующего сетевой порт главного менеджера кластера с номером 2540, имя службы будет выглядеть следующим образом: 1C:Enterprise 8.3 Server Agent 2540 8.3.3.100.</text:p>
      <text:p text:style-name="Text_20_body">Пример использования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register-service 8.3.3.100 25 "c:\cluster_data\cluster 1"</text:p>
      <text:p text:style-name="P3">register-service 8.3.3.100 35 "c:\cluster_data\cluster 2"</text:p>
      <text:p text:style-name="Text_20_body">В данном примере первая строка выполняет регистрацию службы сервера со следующими параметрами:</text:p>
      <text:p text:style-name="Text_20_body">● Имя службы: 1C:Enterprise 8.3 Server Agent 2540 8.3.3.100;</text:p>
      <text:p text:style-name="Text_20_body">● Порты сервера: 2540, 2541, 2560:2591;</text:p>
      <text:p text:style-name="Text_20_body">● Каталог с данными реестра кластера: C:\cluster_data\cluster 1;</text:p>
      <text:p text:style-name="Text_20_body">● Описание службы: Агент сервера 1С:Предприятия 8.3. Параметры: 8.3.3.100, 2540, 2541, 2560:2591.</text:p>
      <text:p text:style-name="Text_20_body">Вторая строка выполняет регистрацию службы сервера со следующими параметрами:</text:p>
      <text:p text:style-name="Text_20_body">● Имя службы: 1C:Enterprise 8.3 Server Agent 3540 8.3.3.100;</text:p>
      <text:p text:style-name="Text_20_body">● Порты сервера: 3540, 3541, 3560:3591;</text:p>
      <text:p text:style-name="Text_20_body">● Каталог с данными реестра кластера: C:\cluster_data\cluster 2;</text:p>
      <text:p text:style-name="Text_20_body">● Описание службы: Агент сервера 1С:Предприятия 8.3. Параметры: 8.3.3.100, 3540, 3541, 3560:3591.</text:p>
      <text:p text:style-name="Text_20_body">Если необходимо отменить регистрацию службы сервера, то можно воспользоваться следующим примером командного файла.</text:p>
      <text:p text:style-name="Text_20_body">Файл unregister-service.bat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@echo off</text:p>
      <text:p text:style-name="Preformatted_20_Text">rem %1 - полный номер версии 1С:Предприятия</text:p>
      <text:p text:style-name="Preformatted_20_Text">rem %2 - первые две цифры номеров портов. Для портов 1540,1541,1560:1591 - это цифра 15</text:p>
      <text:p text:style-name="Preformatted_20_Text">set SrvcName="1C:Enterprise 8.3 Server Agent %240 %1"</text:p>
      <text:p text:style-name="Preformatted_20_Text">sc stop %SrvcName%</text:p>
      <text:p text:style-name="P3">sc delete %SrvcName%</text:p>
      <text:p text:style-name="Text_20_body">Пример использования: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3">unregister-service 8.3.3.100 25</text:p>
      <text:p text:style-name="Text_20_body">Командный файл останавливает службу и удаляет ее регистрацию. Имя службы формируется по тем же правилам, что и при регистрации новой (нестандартной) службы сервера «1С:Предприятия».</text:p>
      <text:h text:style-name="Heading_20_5" text:outline-level="5"><text:bookmark text:name="TI000000131"/><text:bookmark text:name="IssOgl4_4.3.2.2.2_Как_приложение"/>4.3.2.2.2. Как приложение</text:h>
      <text:p text:style-name="Text_20_body">Одновременный запуск нескольких экземпляров сервера одной версии, работающего как приложение, возможен из командной строки. В этом случае параметры командной строки должны отличаться не только номерами сетевых портов, но и адресами каталогов кластера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start "Server 1" "C:\Program Files\1cv8\8.3.3.100\bin\ragent.exe" /port 2540 /regport 2541 /range 2560:2590 /d d:\ClusterData\Srv1</text:p>
      <text:p text:style-name="P3">start "Server 2" "C:\Program Files\1cv8\8.3.3.100\bin\ragent.exe" /port 3540 /regport 3541 /range 3560:3590 /d d:\ClusterData\Srv2</text:p>
      <text:p text:style-name="Text_20_body">В примере выполняется запуск двух экземпляров сервера «1С:Предприятие» со следующими параметрами:</text:p>
      <text:p text:style-name="Text_20_body">● 1-й сервер имеет заголовок окна Server 1, обслуживает сетевые порты 25хх и хранит данные кластера по адресу D:\ClusterData\Srv1.</text:p>
      <text:p text:style-name="Text_20_body">● 2-й сервер имеет заголовок окна Server 2, обслуживает сетевые порты 35хх и хранит данные кластера по адресу D:\ClusterData\Srv2.</text:p>
      <text:h text:style-name="Heading_20_4" text:outline-level="4"><text:bookmark text:name="TI000000132"/><text:bookmark text:name="IssOgl3_4.3.2.3_Замена_сетевых_портов_работающего_экземпляра_сервера_1С_Предприятие"/>4.3.2.3. Замена сетевых портов работающего экземпляра сервера «1С:Предприятие»</text:h>
      <text:p text:style-name="Text_20_body">Возможность замены сетевых портов уже работающего экземпляра сервера «1С:Предприятия» не предусмотрена. При возникновении такой необходимости следует:</text:p>
      <text:p text:style-name="Text_20_body">● создать новый экземпляр сервера с необходимыми значениями сетевых портов и остальных параметров;</text:p>
      <text:p text:style-name="Text_20_body">● зарегистрировать в новом сервере существующие информационные базы;</text:p>
      <text:p text:style-name="Text_20_body">● перевести клиентов на новый сервер;</text:p>
      <text:p text:style-name="Text_20_body">● остановить и удалить старый экземпляр сервера «1С:Предприятия» (вместе с данными кластера).</text:p>
      <text:h text:style-name="Heading_20_3" text:outline-level="3"><text:bookmark text:name="TI000000133"/><text:bookmark text:name="IssOgl2_4.3.3_Для_ОС_Linux"/>4.3.3. Для ОС Linux</text:h>
      <text:p text:style-name="Text_20_body">Рассмотрим действия, которые необходимо предпринять для того, чтобы запустить на компьютере второй экземпляр сервера «1С:Предприятие».</text:p>
      <text:p text:style-name="Text_20_body">Следует помнить, что программа установки не позволяет поменять сетевые порты сервера, поэтому после установки новый экземпляр сервера не сможет работать.</text:p>
      <text:p text:style-name="Text_20_body">Примечание. Установка сервера «1С:Предприятия» для ОС Linux всегда выполняется в режиме демона.</text:p>
      <text:p text:style-name="Text_20_body">Под ОС Linux возможна совместная работа серверов «1С:Предприятия» только разных версий.</text:p>
      <text:h text:style-name="Heading_20_4" text:outline-level="4"><text:bookmark text:name="TI000000134"/><text:bookmark text:name="IssOgl3_4.3.3.1_Как_демон"/>4.3.3.1. Как демон</text:h>
      <text:p text:style-name="Text_20_body">Чтобы изменить сетевые порты работающего экземпляра сервера, нужно выполнить следующие действия:</text:p>
      <text:p text:style-name="Text_20_body">● Остановить работу сервера «1С:Предприятия»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/etc/init.d/srv1cv83 stop</text:p>
      <text:p text:style-name="Text_20_body">● Удалить каталог кластера.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3">rm -rf /home/usr1cv8/.1cv8</text:p>
      <text:p text:style-name="Text_20_body">● Изменить параметры запуска сервера «1С:Предприятия», указав нужные значения сетевых портов и остальных параметров (включая каталог реестра кластера). Описание конфигурационного файла см. <text:a xlink:type="simple" xlink:href="https://its.1c.ru/db/v8313doc/bookmark/adm/TI000000417" office:target-frame-name="_top" xlink:show="replace" text:style-name="Internet_20_link" text:visited-style-name="Visited_20_Internet_20_Link">здесь</text:a>.</text:p>
      <text:p text:style-name="Text_20_body">● Запустить сервер «1С:Предприятия»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/etc/init.d/srv1cv83 start</text:p>
      <text:h text:style-name="Heading_20_4" text:outline-level="4"><text:bookmark text:name="TI000000135"/><text:bookmark text:name="IssOgl3_4.3.3.2_Как_приложение"/>4.3.3.2. Как приложение</text:h>
      <text:p text:style-name="Text_20_body">Если сервер «1С:Предприятия» выполняется как приложение, то для изменения сетевых портов нужно выполнить следующие действия:</text:p>
      <text:p text:style-name="Text_20_body">● Завершить работу экземпляра сервера, нажав Ctrl + C в консольном окне с работающим сервером.</text:p>
      <text:p text:style-name="Text_20_body">● Удалить содержимое каталога реестра кластера. Как правило, это каталог .1cv8 домашнего каталога пользователя, от имени которого работает сервер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m -rf /home/&lt;ПользовательСервера&gt;/.1cv8</text:p>
      <text:p text:style-name="Text_20_body">● Перейти в каталог с двоичными файлами «1С:Предприятия».</text:p>
      <text:p text:style-name="Text_20_body">Для 32-разрядной верси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cd /opt/1C/v8.3/i386</text:p>
      <text:p text:style-name="Text_20_body">Для 64-разрядной верси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cd /opt/1C/v8.3/x86_64</text:p>
      <text:p text:style-name="Text_20_body">● Запустить сервер «1С:Предприятия» с новыми значениями сетевых портов и другими данными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./ragent /port 2040 /regport 2041 /range 2060:2090 /d /home/usr1cv8/dbinfo/.1cv8</text:p>
      <text:p text:style-name="Text_20_body">В примере выполняется запуск сервера со следующими значениями портов:</text:p>
      <text:p text:style-name="Text_20_body">● номер сетевого порта агента сервера ‑ 2040;</text:p>
      <text:p text:style-name="Text_20_body">● номер сетевого порта менеджера кластера ‑ 2041;</text:p>
      <text:p text:style-name="Text_20_body">● диапазон портов для динамического выбора ‑ 2060:2090;</text:p>
      <text:p text:style-name="Text_20_body">● данные реестра кластера расположены в каталоге /home/usr1cv8/dbinfo/.1cv8;</text:p>
      <text:p text:style-name="Text_20_body">● при необходимости включить отладку для регистрируемого сервиса следует в командную строку добавить ключ –debug;</text:p>
      <text:p text:style-name="Text_20_body">● при последующих запусках следует использовать точно такую же строку запуска, для этого ее можно поместить в командный файл ОС Linu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529cm" fo:margin-right="0.46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6:39:25.588267539</meta:creation-date>
    <dc:date>2018-11-29T06:59:16.420707640</dc:date>
    <meta:editing-duration>PT9M38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5" meta:paragraph-count="447" meta:word-count="4278" meta:character-count="33993" meta:non-whitespace-character-count="30021"/>
  </office:meta>
</office:document-meta>
</file>